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65in"/>
    </style:style>
    <style:style style:name="co3" style:family="table-column">
      <style:table-column-properties fo:break-before="auto" style:column-width="1.2516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3.2665in"/>
    </style:style>
    <style:style style:name="co6" style:family="table-column">
      <style:table-column-properties fo:break-before="auto" style:column-width="2.3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09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ro4" style:family="table-row">
      <style:table-row-properties style:row-height="1.1339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wrap-option="wrap" style:vertical-align="to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1" table:number-columns-repeated="3" table:default-cell-style-name="ce2"/>
        <table:table-row table:style-name="ro1">
          <table:table-cell table:style-name="Default" table:number-columns-repeated="6"/>
          <table:table-cell table:style-name="ce4" office:value-type="string" calcext:value-type="string">
            <text:p>Deposit/Withdrawl methods</text:p>
          </table:table-cell>
          <table:table-cell table:style-name="Default"/>
          <table:table-cell table:style-name="ce1" office:value-type="string" calcext:value-type="string">
            <text:p>Api 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Exchang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Verification</text:p>
          </table:table-cell>
          <table:table-cell table:style-name="ce1" office:value-type="string" calcext:value-type="string">
            <text:p>2FA</text:p>
          </table:table-cell>
          <table:table-cell table:style-name="ce1" office:value-type="string" calcext:value-type="string">
            <text:p>Fiat?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Withdrawl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Priv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</text:p>
          </table:table-cell>
          <table:table-cell table:style-name="Default"/>
        </table:table-row>
        <table:table-row table:style-name="ro2">
          <table:table-cell office:value-type="string" calcext:value-type="string">
            <text:p>AllCoin</text:p>
          </table:table-cell>
          <table:table-cell office:value-type="string" calcext:value-type="string">
            <text:p><text:a xlink:href="http://www.allcoin.com/" xlink:type="simple">http://www.allcoin.com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www.allcoin.com/pub/api" xlink:type="simple">https://www.allcoin.com/pub/api</text:a></text:p>
            <text:p>3000 requests per hour per IP.</text:p>
          </table:table-cell>
          <table:table-cell office:value-type="string" calcext:value-type="string">
            <text:p>1000 requests per hour per account.</text:p>
          </table:table-cell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XBTC</text:p>
          </table:table-cell>
          <table:table-cell office:value-type="string" calcext:value-type="string">
            <text:p><text:a xlink:href="https://anxbtc.com/" xlink:type="simple">https://anxbtc.com/</text:a>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<text:a xlink:href="https://anxbtc.com/pages/#/fees" xlink:type="simple">https://anxbtc.com/pages/#/fees</text:a></text:p>
          </table:table-cell>
          <table:table-cell/>
          <table:table-cell office:value-type="string" calcext:value-type="string">
            <text:p><text:a xlink:href="https://anxbtc.com/info/api" xlink:type="simple">https://anxbtc.com/info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ter</text:p>
          </table:table-cell>
          <table:table-cell office:value-type="string" calcext:value-type="string">
            <text:p><text:a xlink:href="https://bter.com/" xlink:type="simple">https://bter.com</text:a></text:p>
          </table:table-cell>
          <table:table-cell office:value-type="string" calcext:value-type="string">
            <text:p>zackkoB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EgoPay 2%</text:p>
          </table:table-cell>
          <table:table-cell office:value-type="string" calcext:value-type="string">
            <text:p>EgoPay 0%</text:p>
          </table:table-cell>
          <table:table-cell office:value-type="string" calcext:value-type="string">
            <text:p><text:a xlink:href="https://bter.com/api" xlink:type="simple">https://bter.com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TC-E</text:p>
          </table:table-cell>
          <table:table-cell office:value-type="string" calcext:value-type="string">
            <text:p><text:a xlink:href="https://btc-e.com/" xlink:type="simple">https://btc-e.com/</text:a></text:p>
          </table:table-cell>
          <table:table-cell office:value-type="string" calcext:value-type="string">
            <text:p>zackkoBE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Pay 1%</text:p>
            <text:p>PerfectMoney 3.5%</text:p>
            <text:p>Payeer 5%</text:p>
            <text:p>IWT 1%</text:p>
          </table:table-cell>
          <table:table-cell office:value-type="string" calcext:value-type="string">
            <text:p>PerfectMoney 1%</text:p>
            <text:p>IWT 1.5%</text:p>
            <text:p>PayPal 7%</text:p>
            <text:p>OKPay 1%</text:p>
            <text:p>Visa 5%</text:p>
            <text:p>Payeer 0%</text:p>
            <text:p>EgoPay 0%</text:p>
          </table:table-cell>
          <table:table-cell office:value-type="string" calcext:value-type="string">
            <text:p><text:a xlink:href="https://btc-e.com/api/3/docs" xlink:type="simple">https://btc-e.com/api/3/docs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tfinex</text:p>
          </table:table-cell>
          <table:table-cell office:value-type="string" calcext:value-type="string">
            <text:p><text:a xlink:href="https://www.bitfinex.com/" xlink:type="simple">https://www.bitfinex.com/</text:a></text:p>
          </table:table-cell>
          <table:table-cell office:value-type="string" calcext:value-type="string">
            <text:p>zackkoBF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IWT 0.1%</text:p>
            <text:p>EgoPay 2%</text:p>
          </table:table-cell>
          <table:table-cell office:value-type="string" calcext:value-type="string">
            <text:p>IWT 0.1%</text:p>
            <text:p>EgoPay 0%</text:p>
          </table:table-cell>
          <table:table-cell office:value-type="string" calcext:value-type="string">
            <text:p><text:a xlink:href="https://www.bitfinex.com/pages/api" xlink:type="simple">https://www.bitfinex.com/pages/api</text:a></text:p>
            <text:p>The number of requests is limited to 60/minutes.</text:p>
          </table:table-cell>
          <table:table-cell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Bitstamp</text:p>
          </table:table-cell>
          <table:table-cell office:value-type="string" calcext:value-type="string">
            <text:p><text:a xlink:href="https://www.bitstamp.net/" xlink:type="simple">https://www.bitstamp.net/</text:a></text:p>
          </table:table-cell>
          <table:table-cell table:style-name="ce3" office:value-type="float" office:value="856222" calcext:value-type="float">
            <text:p>856222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IWT?!?</text:p>
          </table:table-cell>
          <table:table-cell office:value-type="string" calcext:value-type="string">
            <text:p><text:a xlink:href="https://www.bitstamp.net/api/" xlink:type="simple">https://www.bitstamp.net/api/</text:a></text:p>
            <text:p>Do not make more than 600 request per 10 minutes or we will ban your IP address. </text:p>
          </table:table-cell>
          <table:table-cell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konan</text:p>
          </table:table-cell>
          <table:table-cell office:value-type="string" calcext:value-type="string">
            <text:p><text:a xlink:href="https://bitkonan.com/" xlink:type="simple">https://bitkonan.com/</text:a>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WT?!?</text:p>
          </table:table-cell>
          <table:table-cell office:value-type="string" calcext:value-type="string">
            <text:p><text:a xlink:href="https://bitkonan.com/info/api" xlink:type="simple">https://bitkonan.com/info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ins-E</text:p>
          </table:table-cell>
          <table:table-cell office:value-type="string" calcext:value-type="string">
            <text:p><text:a xlink:href="https://www.coins-e.com/" xlink:type="simple">https://www.coins-e.com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www.coins-e.com/exchange/api/documentation/" xlink:type="simple">https://www.coins-e.com/exchange/api/documentation/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ryptsy</text:p>
          </table:table-cell>
          <table:table-cell office:value-type="string" calcext:value-type="string">
            <text:p><text:a xlink:href="https://www.cryptsy.com/" xlink:type="simple">https://www.cryptsy.com</text:a></text:p>
          </table:table-cell>
          <table:table-cell office:value-type="string" calcext:value-type="string">
            <text:p>zackkoCT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IWT?!?</text:p>
          </table:table-cell>
          <table:table-cell office:value-type="string" calcext:value-type="string">
            <text:p><text:a xlink:href="https://www.cryptsy.com/pages/api" xlink:type="simple">https://www.cryptsy.com/pages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ryptoTrade</text:p>
          </table:table-cell>
          <table:table-cell office:value-type="string" calcext:value-type="string">
            <text:p><text:a xlink:href="https://crypto-trade.com/" xlink:type="simple">https://crypto-trade.com/</text:a></text:p>
          </table:table-cell>
          <table:table-cell table:number-columns-repeated="8"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mpBX</text:p>
          </table:table-cell>
          <table:table-cell office:value-type="string" calcext:value-type="string">
            <text:p><text:a xlink:href="https://campbx.com/" xlink:type="simple">https://campbx.com/</text:a></text:p>
          </table:table-cell>
          <table:table-cell table:number-columns-repeated="8"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tBit</text:p>
          </table:table-cell>
          <table:table-cell office:value-type="string" calcext:value-type="string">
            <text:p><text:a xlink:href="https://www.itbit.com/" xlink:type="simple">https://www.itbit.com/</text:a></text:p>
          </table:table-cell>
          <table:table-cell table:number-columns-repeated="8"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itBTC</text:p>
          </table:table-cell>
          <table:table-cell office:value-type="string" calcext:value-type="string">
            <text:p><text:a xlink:href="https://hitbtc.com/" xlink:type="simple">https://hitbtc.com</text:a></text:p>
          </table:table-cell>
          <table:table-cell table:number-columns-repeated="8"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keBTC</text:p>
          </table:table-cell>
          <table:table-cell office:value-type="string" calcext:value-type="string">
            <text:p><text:a xlink:href="https://www.lakebtc.com/" xlink:type="simple">https://www.lakebtc.com/</text:a></text:p>
          </table:table-cell>
          <table:table-cell table:number-columns-repeated="8"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ustCoin</text:p>
          </table:table-cell>
          <table:table-cell office:value-type="string" calcext:value-type="string">
            <text:p><text:a xlink:href="https://justcoin.com/" xlink:type="simple">https://justcoin.com/</text:a></text:p>
          </table:table-cell>
          <table:table-cell table:number-columns-repeated="8"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ntPal</text:p>
          </table:table-cell>
          <table:table-cell office:value-type="string" calcext:value-type="string">
            <text:p><text:a xlink:href="https://www.mintpal.com/" xlink:type="simple">https://www.mintpal.com/</text:a></text:p>
          </table:table-cell>
          <table:table-cell table:number-columns-repeated="8"/>
          <table:table-cell office:value-type="string" calcext:value-type="string">
            <text:p>JSON</text:p>
          </table:table-cell>
          <table:table-cell office:value-type="string" calcext:value-type="string">
            <text:p>Manual withdrawl?!?</text:p>
          </table:table-cell>
          <table:table-cell/>
        </table:table-row>
        <table:table-row table:style-name="ro3">
          <table:table-cell office:value-type="string" calcext:value-type="string">
            <text:p>Mcxnow</text:p>
          </table:table-cell>
          <table:table-cell office:value-type="string" calcext:value-type="string">
            <text:p><text:a xlink:href="https://mcxnow.com/" xlink:type="simple">https://mcxnow.com/</text:a></text:p>
          </table:table-cell>
          <table:table-cell table:number-columns-repeated="8"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loniex</text:p>
          </table:table-cell>
          <table:table-cell office:value-type="string" calcext:value-type="string">
            <text:p><text:a xlink:href="https://poloniex.com/" xlink:type="simple">https://poloniex.com/</text:a></text:p>
          </table:table-cell>
          <table:table-cell table:number-columns-repeated="8"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raken</text:p>
          </table:table-cell>
          <table:table-cell office:value-type="string" calcext:value-type="string">
            <text:p><text:a xlink:href="https://www.kraken.com/" xlink:type="simple">https://www.kraken.com/</text:a></text:p>
          </table:table-cell>
          <table:table-cell table:number-columns-repeated="8"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heRockTrading</text:p>
          </table:table-cell>
          <table:table-cell office:value-type="string" calcext:value-type="string">
            <text:p><text:a xlink:href="https://www.therocktrading.com/" xlink:type="simple">https://www.therocktrading.com/</text:a></text:p>
          </table:table-cell>
          <table:table-cell table:number-columns-repeated="8"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ircurex</text:p>
          </table:table-cell>
          <table:table-cell office:value-type="string" calcext:value-type="string">
            <text:p><text:a xlink:href="https://vircurex.com/" xlink:type="simple">https://vircurex.com/</text:a></text:p>
          </table:table-cell>
          <table:table-cell table:number-columns-repeated="8"/>
          <table:table-cell office:value-type="string" calcext:value-type="string">
            <text:p>JSON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7:46:07.330192097</meta:creation-date>
    <dc:date>2014-09-25T18:58:02.692324984</dc:date>
    <meta:editing-duration>PT1H5M28S</meta:editing-duration>
    <meta:editing-cycles>5</meta:editing-cycles>
    <meta:generator>LibreOffice/4.2.6.3$Linux_X86_64 LibreOffice_project/420m0$Build-3</meta:generator>
    <meta:document-statistic meta:table-count="1" meta:cell-count="137" meta:object-count="0"/>
  </office:meta>
</office:document-meta>
</file>